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ce 12/26 release:</text:p>
      <text:list xml:id="list8922129754962893941" text:style-name="L1">
        <text:list-item>
          <text:p text:style-name="P3">Added Logistical Loading/Unloading of CRRCs</text:p>
        </text:list-item>
        <text:list-item>
          <text:p text:style-name="P3">Added cabin light operation during helocasting (RHS assets with AI pilots only)</text:p>
        </text:list-item>
        <text:list-item>
          <text:p text:style-name="P3">Added feature to return aircraft to the height it was flying at when prepHelocast is called</text:p>
        </text:list-item>
        <text:list-item>
          <text:p text:style-name="P3">Added jump animations</text:p>
        </text:list-item>
        <text:list-item>
          <text:p text:style-name="P3">Boats locked while loaded on Aircraft</text:p>
        </text:list-item>
        <text:list-item>
          <text:p text:style-name="P3">Added UH-60 door animations</text:p>
        </text:list-item>
      </text:list>
      <text:p text:style-name="P1"/>
      <text:list xml:id="list21458656" text:continue-numbering="true" text:style-name="L1">
        <text:list-item>
          <text:p text:style-name="P3">Fixed issue where unsupported helos may see helocast actions</text:p>
        </text:list-item>
      </text:list>
      <text:p text:style-name="P1"/>
      <text:list xml:id="list21463864" text:continue-numbering="true" text:style-name="L1">
        <text:list-item>
          <text:p text:style-name="P3">Confirmed interoperabilty with Feint's Paddle Mod</text:p>
        </text:list-item>
      </text:list>
      <text:p text:style-name="P1"/>
      <text:p text:style-name="P1">Since 12/27 release:</text:p>
      <text:list xml:id="list3729177035152344712" text:style-name="L2">
        <text:list-item>
          <text:p text:style-name="P4">Added - CUP H-60 Series Support</text:p>
        </text:list-item>
        <text:list-item>
          <text:p text:style-name="P4">Added - CUP MH-47 Support</text:p>
        </text:list-item>
        <text:list-item>
          <text:p text:style-name="P4">Added - altOffset feature: some helo models have a significant alitutde offset when commanded to the same altitude as other helicopters</text:p>
        </text:list-item>
        <text:list-item>
          <text:p text:style-name="P4">Added – testBoat function: facilitates helping find boat palcement and getting helo classnames.</text:p>
        </text:list-item>
      </text:list>
      <text:p text:style-name="P1"/>
      <text:list xml:id="list21474233" text:continue-numbering="true" text:style-name="L2">
        <text:list-item>
          <text:p text:style-name="P4">Fixed – Better disabling of rubber boats damaging helos</text:p>
        </text:list-item>
        <text:list-item>
          <text:p text:style-name="P4">Fixed – Better handling of collision prevention between boats and helos during casting</text:p>
        </text:list-item>
        <text:list-item>
          <text:p text:style-name="P4">Fixed – Direction of jumpers when ca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9M25S</meta:editing-duration>
    <meta:editing-cycles>9</meta:editing-cycles>
    <meta:generator>OpenOffice/4.1.6$Win32 OpenOffice.org_project/416m1$Build-9790</meta:generator>
    <dc:date>2019-12-28T01:25:22.07</dc:date>
    <meta:document-statistic meta:table-count="0" meta:image-count="0" meta:object-count="0" meta:page-count="1" meta:paragraph-count="17" meta:word-count="156" meta:character-count="930"/>
    <meta:user-defined meta:name="Info 1"/>
    <meta:user-defined meta:name="Info 2"/>
    <meta:user-defined meta:name="Info 3"/>
    <meta:user-defined meta:name="Info 4"/>
  </office:meta>
</office:document-meta>
</file>